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Ticke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l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APL</text:p>
          </table:table-cell>
          <table:table-cell table:formula="of:=VLOOKUP([.A2];[.F$1:.H$1048576];3;0)" office:value-type="float" office:value="100" calcext:value-type="float">
            <text:p>100</text:p>
          </table:table-cell>
          <table:table-cell table:formula="of:=VLOOKUP([.A2];[.F$1:.G$1048576];2;0)" office:value-type="float" office:value="180.99" calcext:value-type="float">
            <text:p>180.99</text:p>
          </table:table-cell>
          <table:table-cell table:formula="of:=[.B2]*[.C2]" office:value-type="float" office:value="18099" calcext:value-type="float">
            <text:p>18099</text:p>
          </table:table-cell>
          <table:table-cell/>
          <table:table-cell office:value-type="string" calcext:value-type="string">
            <text:p>AAPL</text:p>
          </table:table-cell>
          <table:table-cell office:value-type="float" office:value="180.99" calcext:value-type="float">
            <text:p>180.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APL</text:p>
          </table:table-cell>
          <table:table-cell office:value-type="string" calcext:value-type="string">
            <text:p>苹果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AAPL</text:p>
          </table:table-cell>
          <table:table-cell table:formula="of:=VLOOKUP([.Q2];[.J$1:.K$1048576];2;0)" office:value-type="string" office:string-value="苹果" calcext:value-type="string">
            <text:p>苹果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ADBE</text:p>
          </table:table-cell>
          <table:table-cell table:formula="of:=VLOOKUP([.A3];[.F$1:.H$1048576];3;0)" office:value-type="float" office:value="100" calcext:value-type="float">
            <text:p>100</text:p>
          </table:table-cell>
          <table:table-cell table:formula="of:=VLOOKUP([.A3];[.F$1:.G$1048576];2;0)" office:value-type="float" office:value="263.82" calcext:value-type="float">
            <text:p>263.82</text:p>
          </table:table-cell>
          <table:table-cell table:formula="of:=[.B3]*[.C3]" office:value-type="float" office:value="26382" calcext:value-type="float">
            <text:p>26382</text:p>
          </table:table-cell>
          <table:table-cell/>
          <table:table-cell office:value-type="string" calcext:value-type="string">
            <text:p>ADBE</text:p>
          </table:table-cell>
          <table:table-cell office:value-type="float" office:value="263.82" calcext:value-type="float">
            <text:p>263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BA</text:p>
          </table:table-cell>
          <table:table-cell office:value-type="string" calcext:value-type="string">
            <text:p>阿里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ADBE</text:p>
          </table:table-cell>
          <table:table-cell office:value-type="string" calcext:value-type="string">
            <text:p>多比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ASHR</text:p>
          </table:table-cell>
          <table:table-cell table:formula="of:=VLOOKUP([.A4];[.F$1:.H$1048576];3;0)" office:value-type="float" office:value="300" calcext:value-type="float">
            <text:p>300</text:p>
          </table:table-cell>
          <table:table-cell table:formula="of:=VLOOKUP([.A4];[.F$1:.G$1048576];2;0)" office:value-type="float" office:value="28.17" calcext:value-type="float">
            <text:p>28.17</text:p>
          </table:table-cell>
          <table:table-cell table:formula="of:=[.B4]*[.C4]" office:value-type="float" office:value="8451" calcext:value-type="float">
            <text:p>8451</text:p>
          </table:table-cell>
          <table:table-cell/>
          <table:table-cell office:value-type="string" calcext:value-type="string">
            <text:p>ASHR</text:p>
          </table:table-cell>
          <table:table-cell office:value-type="float" office:value="28.17" calcext:value-type="float">
            <text:p>28.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BBL</text:p>
          </table:table-cell>
          <table:table-cell office:value-type="string" calcext:value-type="string">
            <text:p>必拓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ASHR</text:p>
          </table:table-cell>
          <table:table-cell office:value-type="string" calcext:value-type="string">
            <text:p>中概1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AXP</text:p>
          </table:table-cell>
          <table:table-cell table:formula="of:=VLOOKUP([.A5];[.F$1:.H$1048576];3;0)" office:value-type="float" office:value="100" calcext:value-type="float">
            <text:p>100</text:p>
          </table:table-cell>
          <table:table-cell table:formula="of:=VLOOKUP([.A5];[.F$1:.G$1048576];2;0)" office:value-type="float" office:value="110.1" calcext:value-type="float">
            <text:p>110.1</text:p>
          </table:table-cell>
          <table:table-cell table:formula="of:=[.B5]*[.C5]" office:value-type="float" office:value="11010" calcext:value-type="float">
            <text:p>11010</text:p>
          </table:table-cell>
          <table:table-cell/>
          <table:table-cell office:value-type="string" calcext:value-type="string">
            <text:p>AXP</text:p>
          </table:table-cell>
          <table:table-cell office:value-type="float" office:value="110.1" calcext:value-type="float">
            <text:p>110.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HP</text:p>
          </table:table-cell>
          <table:table-cell office:value-type="string" calcext:value-type="string">
            <text:p>必拓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美运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ABA</text:p>
          </table:table-cell>
          <table:table-cell table:formula="of:=VLOOKUP([.A6];[.F$1:.H$1048576];3;0)" office:value-type="float" office:value="100" calcext:value-type="float">
            <text:p>100</text:p>
          </table:table-cell>
          <table:table-cell table:formula="of:=VLOOKUP([.A6];[.F$1:.G$1048576];2;0)" office:value-type="float" office:value="180.8" calcext:value-type="float">
            <text:p>180.8</text:p>
          </table:table-cell>
          <table:table-cell table:formula="of:=[.B6]*[.C6]" office:value-type="float" office:value="18080" calcext:value-type="float">
            <text:p>18080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376.25" calcext:value-type="float">
            <text:p>376.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ILI</text:p>
          </table:table-cell>
          <table:table-cell office:value-type="string" calcext:value-type="string">
            <text:p>哔哩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BABA</text:p>
          </table:table-cell>
          <table:table-cell table:formula="of:=VLOOKUP([.Q6];[.J$1:.K$1048576];2;0)" office:value-type="string" office:string-value="阿里" calcext:value-type="string">
            <text:p>阿里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BL</text:p>
          </table:table-cell>
          <table:table-cell table:formula="of:=VLOOKUP([.A7];[.F$1:.H$1048576];3;0)" office:value-type="float" office:value="200" calcext:value-type="float">
            <text:p>200</text:p>
          </table:table-cell>
          <table:table-cell table:formula="of:=VLOOKUP([.A7];[.F$1:.G$1048576];2;0)" office:value-type="float" office:value="46" calcext:value-type="float">
            <text:p>46</text:p>
          </table:table-cell>
          <table:table-cell table:formula="of:=[.B7]*[.C7]" office:value-type="float" office:value="9200" calcext:value-type="float">
            <text:p>9200</text:p>
          </table:table-cell>
          <table:table-cell/>
          <table:table-cell office:value-type="string" calcext:value-type="string">
            <text:p>BABA</text:p>
          </table:table-cell>
          <table:table-cell office:value-type="float" office:value="180.8" calcext:value-type="float">
            <text:p>180.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脸书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BBL</text:p>
          </table:table-cell>
          <table:table-cell table:formula="of:=VLOOKUP([.Q7];[.J$1:.K$1048576];2;0)" office:value-type="string" office:string-value="必拓" calcext:value-type="string">
            <text:p>必拓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HP</text:p>
          </table:table-cell>
          <table:table-cell table:formula="of:=VLOOKUP([.A8];[.F$1:.H$1048576];3;0)" office:value-type="float" office:value="100" calcext:value-type="float">
            <text:p>100</text:p>
          </table:table-cell>
          <table:table-cell table:formula="of:=VLOOKUP([.A8];[.F$1:.G$1048576];2;0)" office:value-type="float" office:value="52" calcext:value-type="float">
            <text:p>52</text:p>
          </table:table-cell>
          <table:table-cell table:formula="of:=[.B8]*[.C8]" office:value-type="float" office:value="5200" calcext:value-type="float">
            <text:p>5200</text:p>
          </table:table-cell>
          <table:table-cell/>
          <table:table-cell office:value-type="string" calcext:value-type="string">
            <text:p>BBL</text:p>
          </table:table-cell>
          <table:table-cell office:value-type="float" office:value="46" calcext:value-type="float">
            <text:p>46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SBC</text:p>
          </table:table-cell>
          <table:table-cell office:value-type="string" calcext:value-type="string">
            <text:p>汇丰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BHP</text:p>
          </table:table-cell>
          <table:table-cell table:formula="of:=VLOOKUP([.Q8];[.J$1:.K$1048576];2;0)" office:value-type="string" office:string-value="必拓" calcext:value-type="string">
            <text:p>必拓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IDU</text:p>
          </table:table-cell>
          <table:table-cell table:formula="of:=VLOOKUP([.A9];[.F$1:.H$1048576];3;0)" office:value-type="float" office:value="100" calcext:value-type="float">
            <text:p>100</text:p>
          </table:table-cell>
          <table:table-cell table:formula="of:=VLOOKUP([.A9];[.F$1:.G$1048576];2;0)" office:value-type="float" office:value="167.1" calcext:value-type="float">
            <text:p>167.1</text:p>
          </table:table-cell>
          <table:table-cell table:formula="of:=[.B9]*[.C9]" office:value-type="float" office:value="16710" calcext:value-type="float">
            <text:p>16710</text:p>
          </table:table-cell>
          <table:table-cell/>
          <table:table-cell office:value-type="string" calcext:value-type="string">
            <text:p>BIDU</text:p>
          </table:table-cell>
          <table:table-cell office:value-type="float" office:value="167.1" calcext:value-type="float">
            <text:p>167.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Q</text:p>
          </table:table-cell>
          <table:table-cell office:value-type="string" calcext:value-type="string">
            <text:p>爱奇艺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BIDU</text:p>
          </table:table-cell>
          <table:table-cell office:value-type="string" calcext:value-type="string">
            <text:p>百度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ILI</text:p>
          </table:table-cell>
          <table:table-cell table:formula="of:=VLOOKUP([.A10];[.F$1:.H$1048576];3;0)" office:value-type="float" office:value="500" calcext:value-type="float">
            <text:p>500</text:p>
          </table:table-cell>
          <table:table-cell table:formula="of:=VLOOKUP([.A10];[.F$1:.G$1048576];2;0)" office:value-type="float" office:value="18.98" calcext:value-type="float">
            <text:p>18.98</text:p>
          </table:table-cell>
          <table:table-cell table:formula="of:=[.B10]*[.C10]" office:value-type="float" office:value="9490" calcext:value-type="float">
            <text:p>9490</text:p>
          </table:table-cell>
          <table:table-cell/>
          <table:table-cell office:value-type="string" calcext:value-type="string">
            <text:p>BHP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D</text:p>
          </table:table-cell>
          <table:table-cell office:value-type="string" calcext:value-type="string">
            <text:p>京东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BILI</text:p>
          </table:table-cell>
          <table:table-cell table:formula="of:=VLOOKUP([.Q10];[.J$1:.K$1048576];2;0)" office:value-type="string" office:string-value="哔哩" calcext:value-type="string">
            <text:p>哔哩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VLOOKUP([.A11];[.F$1:.H$1048576];3;0)" office:value-type="float" office:value="100" calcext:value-type="float">
            <text:p>100</text:p>
          </table:table-cell>
          <table:table-cell table:formula="of:=VLOOKUP([.A11];[.F$1:.G$1048576];2;0)" office:value-type="float" office:value="62.73" calcext:value-type="float">
            <text:p>62.73</text:p>
          </table:table-cell>
          <table:table-cell table:formula="of:=[.B11]*[.C11]" office:value-type="float" office:value="6273" calcext:value-type="float">
            <text:p>6273</text:p>
          </table:table-cell>
          <table:table-cell/>
          <table:table-cell office:value-type="string" calcext:value-type="string">
            <text:p>BILI</text:p>
          </table:table-cell>
          <table:table-cell office:value-type="float" office:value="18.98" calcext:value-type="float">
            <text:p>18.98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JNJ</text:p>
          </table:table-cell>
          <table:table-cell office:value-type="string" calcext:value-type="string">
            <text:p>强生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花旗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CSCO</text:p>
          </table:table-cell>
          <table:table-cell table:formula="of:=VLOOKUP([.A12];[.F$1:.H$1048576];3;0)" office:value-type="float" office:value="100" calcext:value-type="float">
            <text:p>100</text:p>
          </table:table-cell>
          <table:table-cell table:formula="of:=VLOOKUP([.A12];[.F$1:.G$1048576];2;0)" office:value-type="float" office:value="52.15" calcext:value-type="float">
            <text:p>52.15</text:p>
          </table:table-cell>
          <table:table-cell table:formula="of:=[.B12]*[.C12]" office:value-type="float" office:value="5215" calcext:value-type="float">
            <text:p>5215</text:p>
          </table:table-cell>
          <table:table-cell/>
          <table:table-cell office:value-type="string" calcext:value-type="string">
            <text:p>FB</text:p>
          </table:table-cell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PM</text:p>
          </table:table-cell>
          <table:table-cell office:value-type="string" calcext:value-type="string">
            <text:p>摩根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CSCO</text:p>
          </table:table-cell>
          <table:table-cell office:value-type="string" calcext:value-type="string">
            <text:p>思科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EEM</text:p>
          </table:table-cell>
          <table:table-cell table:formula="of:=VLOOKUP([.A13];[.F$1:.H$1048576];3;0)" office:value-type="float" office:value="200" calcext:value-type="float">
            <text:p>200</text:p>
          </table:table-cell>
          <table:table-cell table:formula="of:=VLOOKUP([.A13];[.F$1:.G$1048576];2;0)" office:value-type="float" office:value="42.64" calcext:value-type="float">
            <text:p>42.64</text:p>
          </table:table-cell>
          <table:table-cell table:formula="of:=[.B13]*[.C13]" office:value-type="float" office:value="8528" calcext:value-type="float">
            <text:p>852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2.73" calcext:value-type="float">
            <text:p>62.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BEV</text:p>
          </table:table-cell>
          <table:table-cell office:value-type="string" calcext:value-type="string">
            <text:p>麻二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EEM</text:p>
          </table:table-cell>
          <table:table-cell office:value-type="string" calcext:value-type="string">
            <text:p>新兴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FB</text:p>
          </table:table-cell>
          <table:table-cell table:formula="of:=VLOOKUP([.A14];[.F$1:.H$1048576];3;0)" office:value-type="float" office:value="100" calcext:value-type="float">
            <text:p>100</text:p>
          </table:table-cell>
          <table:table-cell table:formula="of:=VLOOKUP([.A14];[.F$1:.G$1048576];2;0)" office:value-type="float" office:value="172" calcext:value-type="float">
            <text:p>172</text:p>
          </table:table-cell>
          <table:table-cell table:formula="of:=[.B14]*[.C14]" office:value-type="float" office:value="17200" calcext:value-type="float">
            <text:p>17200</text:p>
          </table:table-cell>
          <table:table-cell/>
          <table:table-cell office:value-type="string" calcext:value-type="string">
            <text:p>EEM</text:p>
          </table:table-cell>
          <table:table-cell office:value-type="float" office:value="42.64" calcext:value-type="float">
            <text:p>42.6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FLX</text:p>
          </table:table-cell>
          <table:table-cell office:value-type="string" calcext:value-type="string">
            <text:p>耐飞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FB</text:p>
          </table:table-cell>
          <table:table-cell table:formula="of:=VLOOKUP([.Q14];[.J$1:.K$1048576];2;0)" office:value-type="string" office:string-value="脸书" calcext:value-type="string">
            <text:p>脸书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FXI</text:p>
          </table:table-cell>
          <table:table-cell table:formula="of:=VLOOKUP([.A15];[.F$1:.H$1048576];3;0)" office:value-type="float" office:value="200" calcext:value-type="float">
            <text:p>200</text:p>
          </table:table-cell>
          <table:table-cell table:formula="of:=VLOOKUP([.A15];[.F$1:.G$1048576];2;0)" office:value-type="float" office:value="44.11" calcext:value-type="float">
            <text:p>44.11</text:p>
          </table:table-cell>
          <table:table-cell table:formula="of:=[.B15]*[.C15]" office:value-type="float" office:value="8822" calcext:value-type="float">
            <text:p>8822</text:p>
          </table:table-cell>
          <table:table-cell/>
          <table:table-cell office:value-type="string" calcext:value-type="string">
            <text:p>HD</text:p>
          </table:table-cell>
          <table:table-cell office:value-type="float" office:value="183.96" calcext:value-type="float">
            <text:p>183.9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IO</text:p>
          </table:table-cell>
          <table:table-cell office:value-type="string" calcext:value-type="string">
            <text:p>蔚来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FXI</text:p>
          </table:table-cell>
          <table:table-cell table:formula="of:=VLOOKUP([.Q15];[.J$1:.K$1048576];2;0)" office:value-type="string" office:string-value="FXI" calcext:value-type="string">
            <text:p>FXI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table:formula="of:=VLOOKUP([.A16];[.F$1:.H$1048576];3;0)" office:value-type="float" office:value="1000" calcext:value-type="float">
            <text:p>1000</text:p>
          </table:table-cell>
          <table:table-cell table:formula="of:=VLOOKUP([.A16];[.F$1:.G$1048576];2;0)" office:value-type="float" office:value="9.73" calcext:value-type="float">
            <text:p>9.73</text:p>
          </table:table-cell>
          <table:table-cell table:formula="of:=[.B16]*[.C16]" office:value-type="float" office:value="9730" calcext:value-type="float">
            <text:p>9730</text:p>
          </table:table-cell>
          <table:table-cell/>
          <table:table-cell office:value-type="string" calcext:value-type="string">
            <text:p>GE</text:p>
          </table:table-cell>
          <table:table-cell office:value-type="float" office:value="9.73" calcext:value-type="float">
            <text:p>9.7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NVS</text:p>
          </table:table-cell>
          <table:table-cell office:value-type="string" calcext:value-type="string">
            <text:p>诺华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通用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table:formula="of:=VLOOKUP([.A17];[.F$1:.H$1048576];3;0)" office:value-type="float" office:value="100" calcext:value-type="float">
            <text:p>100</text:p>
          </table:table-cell>
          <table:table-cell table:formula="of:=VLOOKUP([.A17];[.F$1:.G$1048576];2;0)" office:value-type="float" office:value="183.96" calcext:value-type="float">
            <text:p>183.96</text:p>
          </table:table-cell>
          <table:table-cell table:formula="of:=[.B17]*[.C17]" office:value-type="float" office:value="18396" calcext:value-type="float">
            <text:p>18396</text:p>
          </table:table-cell>
          <table:table-cell/>
          <table:table-cell office:value-type="string" calcext:value-type="string">
            <text:p>FXI</text:p>
          </table:table-cell>
          <table:table-cell office:value-type="float" office:value="44.11" calcext:value-type="float">
            <text:p>44.1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PDD</text:p>
          </table:table-cell>
          <table:table-cell office:value-type="string" calcext:value-type="string">
            <text:p>拼多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HD</text:p>
          </table:table-cell>
          <table:table-cell office:value-type="string" calcext:value-type="string">
            <text:p>家居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HDB</text:p>
          </table:table-cell>
          <table:table-cell table:formula="of:=VLOOKUP([.A18];[.F$1:.H$1048576];3;0)" office:value-type="float" office:value="100" calcext:value-type="float">
            <text:p>100</text:p>
          </table:table-cell>
          <table:table-cell table:formula="of:=VLOOKUP([.A18];[.F$1:.G$1048576];2;0)" office:value-type="float" office:value="107.91" calcext:value-type="float">
            <text:p>107.91</text:p>
          </table:table-cell>
          <table:table-cell table:formula="of:=[.B18]*[.C18]" office:value-type="float" office:value="10791" calcext:value-type="float">
            <text:p>10791</text:p>
          </table:table-cell>
          <table:table-cell/>
          <table:table-cell office:value-type="string" calcext:value-type="string">
            <text:p>HDB</text:p>
          </table:table-cell>
          <table:table-cell office:value-type="float" office:value="107.91" calcext:value-type="float">
            <text:p>107.9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FE</text:p>
          </table:table-cell>
          <table:table-cell office:value-type="string" calcext:value-type="string">
            <text:p>辉瑞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HDB</text:p>
          </table:table-cell>
          <table:table-cell office:value-type="string" calcext:value-type="string">
            <text:p>印银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HPE</text:p>
          </table:table-cell>
          <table:table-cell table:formula="of:=VLOOKUP([.A19];[.F$1:.H$1048576];3;0)" office:value-type="float" office:value="600" calcext:value-type="float">
            <text:p>600</text:p>
          </table:table-cell>
          <table:table-cell table:formula="of:=VLOOKUP([.A19];[.F$1:.G$1048576];2;0)" office:value-type="float" office:value="15.41" calcext:value-type="float">
            <text:p>15.41</text:p>
          </table:table-cell>
          <table:table-cell table:formula="of:=[.B19]*[.C19]" office:value-type="float" office:value="9246" calcext:value-type="float">
            <text:p>9246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26.35" calcext:value-type="float">
            <text:p>26.3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PTR</text:p>
          </table:table-cell>
          <table:table-cell office:value-type="string" calcext:value-type="string">
            <text:p>中石油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HPE</text:p>
          </table:table-cell>
          <table:table-cell office:value-type="string" calcext:value-type="string">
            <text:p>惠普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table:formula="of:=VLOOKUP([.A20];[.F$1:.H$1048576];3;0)" office:value-type="float" office:value="300" calcext:value-type="float">
            <text:p>300</text:p>
          </table:table-cell>
          <table:table-cell table:formula="of:=VLOOKUP([.A20];[.F$1:.G$1048576];2;0)" office:value-type="float" office:value="26.35" calcext:value-type="float">
            <text:p>26.35</text:p>
          </table:table-cell>
          <table:table-cell table:formula="of:=[.B20]*[.C20]" office:value-type="float" office:value="7905" calcext:value-type="float">
            <text:p>7905</text:p>
          </table:table-cell>
          <table:table-cell/>
          <table:table-cell office:value-type="string" calcext:value-type="string">
            <text:p>HPE</text:p>
          </table:table-cell>
          <table:table-cell office:value-type="float" office:value="15.41" calcext:value-type="float">
            <text:p>15.41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QQQ</text:p>
          </table:table-cell>
          <table:table-cell office:value-type="string" calcext:value-type="string">
            <text:p>NAS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IQ</text:p>
          </table:table-cell>
          <table:table-cell table:formula="of:=VLOOKUP([.Q20];[.J$1:.K$1048576];2;0)" office:value-type="string" office:string-value="爱奇艺" calcext:value-type="string">
            <text:p>爱奇艺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JD</text:p>
          </table:table-cell>
          <table:table-cell table:formula="of:=VLOOKUP([.A21];[.F$1:.H$1048576];3;0)" office:value-type="float" office:value="300" calcext:value-type="float">
            <text:p>300</text:p>
          </table:table-cell>
          <table:table-cell table:formula="of:=VLOOKUP([.A21];[.F$1:.G$1048576];2;0)" office:value-type="float" office:value="28.1" calcext:value-type="float">
            <text:p>28.1</text:p>
          </table:table-cell>
          <table:table-cell table:formula="of:=[.B21]*[.C21]" office:value-type="float" office:value="8430" calcext:value-type="float">
            <text:p>8430</text:p>
          </table:table-cell>
          <table:table-cell/>
          <table:table-cell office:value-type="string" calcext:value-type="string">
            <text:p>CSCO</text:p>
          </table:table-cell>
          <table:table-cell office:value-type="float" office:value="52.15" calcext:value-type="float">
            <text:p>52.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QTT</text:p>
          </table:table-cell>
          <table:table-cell office:value-type="string" calcext:value-type="string">
            <text:p>趣头条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JD</text:p>
          </table:table-cell>
          <table:table-cell table:formula="of:=VLOOKUP([.Q21];[.J$1:.K$1048576];2;0)" office:value-type="string" office:string-value="京东" calcext:value-type="string">
            <text:p>京东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JNJ</text:p>
          </table:table-cell>
          <table:table-cell table:formula="of:=VLOOKUP([.A22];[.F$1:.H$1048576];3;0)" office:value-type="float" office:value="100" calcext:value-type="float">
            <text:p>100</text:p>
          </table:table-cell>
          <table:table-cell table:formula="of:=VLOOKUP([.A22];[.F$1:.G$1048576];2;0)" office:value-type="float" office:value="139.01" calcext:value-type="float">
            <text:p>139.01</text:p>
          </table:table-cell>
          <table:table-cell table:formula="of:=[.B22]*[.C22]" office:value-type="float" office:value="13901" calcext:value-type="float">
            <text:p>13901</text:p>
          </table:table-cell>
          <table:table-cell/>
          <table:table-cell office:value-type="string" calcext:value-type="string">
            <text:p>JNJ</text:p>
          </table:table-cell>
          <table:table-cell office:value-type="float" office:value="139.01" calcext:value-type="float">
            <text:p>139.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Y</text:p>
          </table:table-cell>
          <table:table-cell office:value-type="string" calcext:value-type="string">
            <text:p>加皇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JNJ</text:p>
          </table:table-cell>
          <table:table-cell table:formula="of:=VLOOKUP([.Q22];[.J$1:.K$1048576];2;0)" office:value-type="string" office:string-value="强生" calcext:value-type="string">
            <text:p>强生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JPM</text:p>
          </table:table-cell>
          <table:table-cell table:formula="of:=VLOOKUP([.A23];[.F$1:.H$1048576];3;0)" office:value-type="float" office:value="100" calcext:value-type="float">
            <text:p>100</text:p>
          </table:table-cell>
          <table:table-cell table:formula="of:=VLOOKUP([.A23];[.F$1:.G$1048576];2;0)" office:value-type="float" office:value="103.95" calcext:value-type="float">
            <text:p>103.95</text:p>
          </table:table-cell>
          <table:table-cell table:formula="of:=[.B23]*[.C23]" office:value-type="float" office:value="10395" calcext:value-type="float">
            <text:p>10395</text:p>
          </table:table-cell>
          <table:table-cell/>
          <table:table-cell office:value-type="string" calcext:value-type="string">
            <text:p>JPM</text:p>
          </table:table-cell>
          <table:table-cell office:value-type="float" office:value="103.95" calcext:value-type="float">
            <text:p>103.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PY</text:p>
          </table:table-cell>
          <table:table-cell office:value-type="string" calcext:value-type="string">
            <text:p>SPX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JPM</text:p>
          </table:table-cell>
          <table:table-cell table:formula="of:=VLOOKUP([.Q23];[.J$1:.K$1048576];2;0)" office:value-type="string" office:string-value="摩根" calcext:value-type="string">
            <text:p>摩根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table:formula="of:=VLOOKUP([.A24];[.F$1:.H$1048576];3;0)" office:value-type="float" office:value="200" calcext:value-type="float">
            <text:p>200</text:p>
          </table:table-cell>
          <table:table-cell table:formula="of:=VLOOKUP([.A24];[.F$1:.G$1048576];2;0)" office:value-type="float" office:value="46.08" calcext:value-type="float">
            <text:p>46.08</text:p>
          </table:table-cell>
          <table:table-cell table:formula="of:=[.B24]*[.C24]" office:value-type="float" office:value="9216" calcext:value-type="float">
            <text:p>9216</text:p>
          </table:table-cell>
          <table:table-cell/>
          <table:table-cell office:value-type="string" calcext:value-type="string">
            <text:p>KO</text:p>
          </table:table-cell>
          <table:table-cell office:value-type="float" office:value="46.08" calcext:value-type="float">
            <text:p>46.0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TLRY</text:p>
          </table:table-cell>
          <table:table-cell office:value-type="string" calcext:value-type="string">
            <text:p>麻一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KO</text:p>
          </table:table-cell>
          <table:table-cell office:value-type="string" calcext:value-type="string">
            <text:p>可乐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MSFT</text:p>
          </table:table-cell>
          <table:table-cell table:formula="of:=VLOOKUP([.A25];[.F$1:.H$1048576];3;0)" office:value-type="float" office:value="100" calcext:value-type="float">
            <text:p>100</text:p>
          </table:table-cell>
          <table:table-cell table:formula="of:=VLOOKUP([.A25];[.F$1:.G$1048576];2;0)" office:value-type="float" office:value="113.55" calcext:value-type="float">
            <text:p>113.55</text:p>
          </table:table-cell>
          <table:table-cell table:formula="of:=[.B25]*[.C25]" office:value-type="float" office:value="11355" calcext:value-type="float">
            <text:p>11355</text:p>
          </table:table-cell>
          <table:table-cell/>
          <table:table-cell office:value-type="string" calcext:value-type="string">
            <text:p>NFLX</text:p>
          </table:table-cell>
          <table:table-cell office:value-type="float" office:value="355.9" calcext:value-type="float">
            <text:p>355.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M</text:p>
          </table:table-cell>
          <table:table-cell office:value-type="string" calcext:value-type="string">
            <text:p>丰田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MSFT</text:p>
          </table:table-cell>
          <table:table-cell office:value-type="string" calcext:value-type="string">
            <text:p>微软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NIO</text:p>
          </table:table-cell>
          <table:table-cell table:formula="of:=VLOOKUP([.A26];[.F$1:.H$1048576];3;0)" office:value-type="float" office:value="1500" calcext:value-type="float">
            <text:p>1500</text:p>
          </table:table-cell>
          <table:table-cell table:formula="of:=VLOOKUP([.A26];[.F$1:.G$1048576];2;0)" office:value-type="float" office:value="6.38" calcext:value-type="float">
            <text:p>6.38</text:p>
          </table:table-cell>
          <table:table-cell table:formula="of:=[.B26]*[.C26]" office:value-type="float" office:value="9570" calcext:value-type="float">
            <text:p>9570</text:p>
          </table:table-cell>
          <table:table-cell/>
          <table:table-cell office:value-type="string" calcext:value-type="string">
            <text:p>MSFT</text:p>
          </table:table-cell>
          <table:table-cell office:value-type="float" office:value="113.55" calcext:value-type="float">
            <text:p>113.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OT</text:p>
          </table:table-cell>
          <table:table-cell office:value-type="string" calcext:value-type="string">
            <text:p>道达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NIO</text:p>
          </table:table-cell>
          <table:table-cell table:formula="of:=VLOOKUP([.Q26];[.J$1:.K$1048576];2;0)" office:value-type="string" office:string-value="蔚来" calcext:value-type="string">
            <text:p>蔚来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NKE</text:p>
          </table:table-cell>
          <table:table-cell table:formula="of:=VLOOKUP([.A27];[.F$1:.H$1048576];3;0)" office:value-type="float" office:value="100" calcext:value-type="float">
            <text:p>100</text:p>
          </table:table-cell>
          <table:table-cell table:formula="of:=VLOOKUP([.A27];[.F$1:.G$1048576];2;0)" office:value-type="float" office:value="85.6" calcext:value-type="float">
            <text:p>85.6</text:p>
          </table:table-cell>
          <table:table-cell table:formula="of:=[.B27]*[.C27]" office:value-type="float" office:value="8560" calcext:value-type="float">
            <text:p>8560</text:p>
          </table:table-cell>
          <table:table-cell/>
          <table:table-cell office:value-type="string" calcext:value-type="string">
            <text:p>JD</text:p>
          </table:table-cell>
          <table:table-cell office:value-type="float" office:value="28.1" calcext:value-type="float">
            <text:p>28.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维萨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NKE</text:p>
          </table:table-cell>
          <table:table-cell office:value-type="string" calcext:value-type="string">
            <text:p>耐克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NVS</text:p>
          </table:table-cell>
          <table:table-cell table:formula="of:=VLOOKUP([.A28];[.F$1:.H$1048576];3;0)" office:value-type="float" office:value="100" calcext:value-type="float">
            <text:p>100</text:p>
          </table:table-cell>
          <table:table-cell table:formula="of:=VLOOKUP([.A28];[.F$1:.G$1048576];2;0)" office:value-type="float" office:value="90.07" calcext:value-type="float">
            <text:p>90.07</text:p>
          </table:table-cell>
          <table:table-cell table:formula="of:=[.B28]*[.C28]" office:value-type="float" office:value="9007" calcext:value-type="float">
            <text:p>9007</text:p>
          </table:table-cell>
          <table:table-cell/>
          <table:table-cell office:value-type="string" calcext:value-type="string">
            <text:p>NIO</text:p>
          </table:table-cell>
          <table:table-cell office:value-type="float" office:value="6.38" calcext:value-type="float">
            <text:p>6.38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WB</text:p>
          </table:table-cell>
          <table:table-cell office:value-type="string" calcext:value-type="string">
            <text:p>微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NVS</text:p>
          </table:table-cell>
          <table:table-cell table:formula="of:=VLOOKUP([.Q28];[.J$1:.K$1048576];2;0)" office:value-type="string" office:string-value="诺华" calcext:value-type="string">
            <text:p>诺华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PDD</text:p>
          </table:table-cell>
          <table:table-cell table:formula="of:=VLOOKUP([.A29];[.F$1:.H$1048576];3;0)" office:value-type="float" office:value="300" calcext:value-type="float">
            <text:p>300</text:p>
          </table:table-cell>
          <table:table-cell table:formula="of:=VLOOKUP([.A29];[.F$1:.G$1048576];2;0)" office:value-type="float" office:value="30.75" calcext:value-type="float">
            <text:p>30.75</text:p>
          </table:table-cell>
          <table:table-cell table:formula="of:=[.B29]*[.C29]" office:value-type="float" office:value="9225" calcext:value-type="float">
            <text:p>9225</text:p>
          </table:table-cell>
          <table:table-cell/>
          <table:table-cell office:value-type="string" calcext:value-type="string">
            <text:p>NKE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XOM</text:p>
          </table:table-cell>
          <table:table-cell office:value-type="string" calcext:value-type="string">
            <text:p>美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PDD</text:p>
          </table:table-cell>
          <table:table-cell table:formula="of:=VLOOKUP([.Q29];[.J$1:.K$1048576];2;0)" office:value-type="string" office:string-value="拼多多" calcext:value-type="string">
            <text:p>拼多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PFE</text:p>
          </table:table-cell>
          <table:table-cell table:formula="of:=VLOOKUP([.A30];[.F$1:.H$1048576];3;0)" office:value-type="float" office:value="200" calcext:value-type="float">
            <text:p>200</text:p>
          </table:table-cell>
          <table:table-cell table:formula="of:=VLOOKUP([.A30];[.F$1:.G$1048576];2;0)" office:value-type="float" office:value="41.75" calcext:value-type="float">
            <text:p>41.75</text:p>
          </table:table-cell>
          <table:table-cell table:formula="of:=[.B30]*[.C30]" office:value-type="float" office:value="8350" calcext:value-type="float">
            <text:p>8350</text:p>
          </table:table-cell>
          <table:table-cell/>
          <table:table-cell office:value-type="string" calcext:value-type="string">
            <text:p>NVS</text:p>
          </table:table-cell>
          <table:table-cell office:value-type="float" office:value="90.07" calcext:value-type="float">
            <text:p>90.07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FXI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PFE</text:p>
          </table:table-cell>
          <table:table-cell table:formula="of:=VLOOKUP([.Q30];[.J$1:.K$1048576];2;0)" office:value-type="string" office:string-value="辉瑞" calcext:value-type="string">
            <text:p>辉瑞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table:formula="of:=VLOOKUP([.A31];[.F$1:.H$1048576];3;0)" office:value-type="float" office:value="100" calcext:value-type="float">
            <text:p>100</text:p>
          </table:table-cell>
          <table:table-cell table:formula="of:=VLOOKUP([.A31];[.F$1:.G$1048576];2;0)" office:value-type="float" office:value="100.05" calcext:value-type="float">
            <text:p>100.05</text:p>
          </table:table-cell>
          <table:table-cell table:formula="of:=[.B31]*[.C31]" office:value-type="float" office:value="10005" calcext:value-type="float">
            <text:p>10005</text:p>
          </table:table-cell>
          <table:table-cell/>
          <table:table-cell office:value-type="string" calcext:value-type="string">
            <text:p>SGXA50</text:p>
          </table:table-cell>
          <table:table-cell office:value-type="float" office:value="12532.5" calcext:value-type="float">
            <text:p>12532.5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PG</text:p>
          </table:table-cell>
          <table:table-cell office:value-type="string" calcext:value-type="string">
            <text:p>保洁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PTR</text:p>
          </table:table-cell>
          <table:table-cell table:formula="of:=VLOOKUP([.A32];[.F$1:.H$1048576];3;0)" office:value-type="float" office:value="100" calcext:value-type="float">
            <text:p>100</text:p>
          </table:table-cell>
          <table:table-cell table:formula="of:=VLOOKUP([.A32];[.F$1:.G$1048576];2;0)" office:value-type="float" office:value="64.96" calcext:value-type="float">
            <text:p>64.96</text:p>
          </table:table-cell>
          <table:table-cell table:formula="of:=[.B32]*[.C32]" office:value-type="float" office:value="6496" calcext:value-type="float">
            <text:p>6496</text:p>
          </table:table-cell>
          <table:table-cell/>
          <table:table-cell office:value-type="string" calcext:value-type="string">
            <text:p>PDD</text:p>
          </table:table-cell>
          <table:table-cell office:value-type="float" office:value="30.75" calcext:value-type="float">
            <text:p>30.75</text:p>
          </table:table-cell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PTR</text:p>
          </table:table-cell>
          <table:table-cell table:formula="of:=VLOOKUP([.Q32];[.J$1:.K$1048576];2;0)" office:value-type="string" office:string-value="中石油" calcext:value-type="string">
            <text:p>中石油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QQQ</text:p>
          </table:table-cell>
          <table:table-cell table:formula="of:=VLOOKUP([.A33];[.F$1:.H$1048576];3;0)" office:value-type="float" office:value="100" calcext:value-type="float">
            <text:p>100</text:p>
          </table:table-cell>
          <table:table-cell table:formula="of:=VLOOKUP([.A33];[.F$1:.G$1048576];2;0)" office:value-type="float" office:value="175.68" calcext:value-type="float">
            <text:p>175.68</text:p>
          </table:table-cell>
          <table:table-cell table:formula="of:=[.B33]*[.C33]" office:value-type="float" office:value="17568" calcext:value-type="float">
            <text:p>17568</text:p>
          </table:table-cell>
          <table:table-cell/>
          <table:table-cell office:value-type="string" calcext:value-type="string">
            <text:p>PFE</text:p>
          </table:table-cell>
          <table:table-cell office:value-type="float" office:value="41.75" calcext:value-type="float">
            <text:p>41.75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QQQ</text:p>
          </table:table-cell>
          <table:table-cell table:formula="of:=VLOOKUP([.Q33];[.J$1:.K$1048576];2;0)" office:value-type="string" office:string-value="NAS" calcext:value-type="string">
            <text:p>NAS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QTT</text:p>
          </table:table-cell>
          <table:table-cell table:formula="of:=VLOOKUP([.A34];[.F$1:.H$1048576];3;0)" office:value-type="float" office:value="800" calcext:value-type="float">
            <text:p>800</text:p>
          </table:table-cell>
          <table:table-cell table:formula="of:=VLOOKUP([.A34];[.F$1:.G$1048576];2;0)" office:value-type="float" office:value="12.26" calcext:value-type="float">
            <text:p>12.26</text:p>
          </table:table-cell>
          <table:table-cell table:formula="of:=[.B34]*[.C34]" office:value-type="float" office:value="9808" calcext:value-type="float">
            <text:p>9808</text:p>
          </table:table-cell>
          <table:table-cell/>
          <table:table-cell office:value-type="string" calcext:value-type="string">
            <text:p>PG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QTT</text:p>
          </table:table-cell>
          <table:table-cell table:formula="of:=VLOOKUP([.Q34];[.J$1:.K$1048576];2;0)" office:value-type="string" office:string-value="趣头条" calcext:value-type="string">
            <text:p>趣头条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RY</text:p>
          </table:table-cell>
          <table:table-cell table:formula="of:=VLOOKUP([.A35];[.F$1:.H$1048576];3;0)" office:value-type="float" office:value="100" calcext:value-type="float">
            <text:p>100</text:p>
          </table:table-cell>
          <table:table-cell table:formula="of:=VLOOKUP([.A35];[.F$1:.G$1048576];2;0)" office:value-type="float" office:value="76.91" calcext:value-type="float">
            <text:p>76.91</text:p>
          </table:table-cell>
          <table:table-cell table:formula="of:=[.B35]*[.C35]" office:value-type="float" office:value="7691" calcext:value-type="float">
            <text:p>7691</text:p>
          </table:table-cell>
          <table:table-cell/>
          <table:table-cell office:value-type="string" calcext:value-type="string">
            <text:p>PTR</text:p>
          </table:table-cell>
          <table:table-cell office:value-type="float" office:value="64.96" calcext:value-type="float">
            <text:p>64.96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RY</text:p>
          </table:table-cell>
          <table:table-cell table:formula="of:=VLOOKUP([.Q35];[.J$1:.K$1048576];2;0)" office:value-type="string" office:string-value="加皇" calcext:value-type="string">
            <text:p>加皇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SPY</text:p>
          </table:table-cell>
          <table:table-cell table:formula="of:=VLOOKUP([.A36];[.F$1:.H$1048576];3;0)" office:value-type="float" office:value="100" calcext:value-type="float">
            <text:p>100</text:p>
          </table:table-cell>
          <table:table-cell table:formula="of:=VLOOKUP([.A36];[.F$1:.G$1048576];2;0)" office:value-type="float" office:value="279.27" calcext:value-type="float">
            <text:p>279.27</text:p>
          </table:table-cell>
          <table:table-cell table:formula="of:=[.B36]*[.C36]" office:value-type="float" office:value="27927" calcext:value-type="float">
            <text:p>27927</text:p>
          </table:table-cell>
          <table:table-cell/>
          <table:table-cell office:value-type="string" calcext:value-type="string">
            <text:p>QQQ</text:p>
          </table:table-cell>
          <table:table-cell office:value-type="float" office:value="175.68" calcext:value-type="float">
            <text:p>175.6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SPY</text:p>
          </table:table-cell>
          <table:table-cell table:formula="of:=VLOOKUP([.Q36];[.J$1:.K$1048576];2;0)" office:value-type="string" office:string-value="SPX" calcext:value-type="string">
            <text:p>SPX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VLOOKUP([.A37];[.F$1:.H$1048576];3;0)" office:value-type="float" office:value="300" calcext:value-type="float">
            <text:p>300</text:p>
          </table:table-cell>
          <table:table-cell table:formula="of:=VLOOKUP([.A37];[.F$1:.G$1048576];2;0)" office:value-type="float" office:value="30.63" calcext:value-type="float">
            <text:p>30.63</text:p>
          </table:table-cell>
          <table:table-cell table:formula="of:=[.B37]*[.C37]" office:value-type="float" office:value="9189" calcext:value-type="float">
            <text:p>9189</text:p>
          </table:table-cell>
          <table:table-cell/>
          <table:table-cell office:value-type="string" calcext:value-type="string">
            <text:p>hk27</text:p>
          </table:table-cell>
          <table:table-cell office:value-type="float" office:value="51.7" calcext:value-type="float">
            <text:p>51.7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美电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table:formula="of:=VLOOKUP([.A38];[.F$1:.H$1048576];3;0)" office:value-type="float" office:value="100" calcext:value-type="float">
            <text:p>100</text:p>
          </table:table-cell>
          <table:table-cell table:formula="of:=VLOOKUP([.A38];[.F$1:.G$1048576];2;0)" office:value-type="float" office:value="56.89" calcext:value-type="float">
            <text:p>56.89</text:p>
          </table:table-cell>
          <table:table-cell table:formula="of:=[.B38]*[.C38]" office:value-type="float" office:value="5689" calcext:value-type="float">
            <text:p>5689</text:p>
          </table:table-cell>
          <table:table-cell/>
          <table:table-cell office:value-type="string" calcext:value-type="string">
            <text:p>QTT</text:p>
          </table:table-cell>
          <table:table-cell office:value-type="float" office:value="12.26" calcext:value-type="float">
            <text:p>12.26</text:p>
          </table:table-cell>
          <table:table-cell office:value-type="float" office:value="800" calcext:value-type="float">
            <text:p>800</text:p>
          </table:table-cell>
          <table:table-cell table:number-columns-repeated="8"/>
          <table:table-cell office:value-type="string" calcext:value-type="string">
            <text:p>TOT</text:p>
          </table:table-cell>
          <table:table-cell table:formula="of:=VLOOKUP([.Q38];[.J$1:.K$1048576];2;0)" office:value-type="string" office:string-value="道达" calcext:value-type="string">
            <text:p>道达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TSM</text:p>
          </table:table-cell>
          <table:table-cell table:formula="of:=VLOOKUP([.A39];[.F$1:.H$1048576];3;0)" office:value-type="float" office:value="200" calcext:value-type="float">
            <text:p>200</text:p>
          </table:table-cell>
          <table:table-cell table:formula="of:=VLOOKUP([.A39];[.F$1:.G$1048576];2;0)" office:value-type="float" office:value="39.25" calcext:value-type="float">
            <text:p>39.25</text:p>
          </table:table-cell>
          <table:table-cell table:formula="of:=[.B39]*[.C39]" office:value-type="float" office:value="7850" calcext:value-type="float">
            <text:p>7850</text:p>
          </table:table-cell>
          <table:table-cell/>
          <table:table-cell office:value-type="string" calcext:value-type="string">
            <text:p>hk2800</text:p>
          </table:table-cell>
          <table:table-cell office:value-type="float" office:value="29.05" calcext:value-type="float">
            <text:p>29.05</text:p>
          </table:table-cell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TSM</text:p>
          </table:table-cell>
          <table:table-cell office:value-type="string" calcext:value-type="string">
            <text:p>丰田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UAL</text:p>
          </table:table-cell>
          <table:table-cell table:formula="of:=VLOOKUP([.A40];[.F$1:.H$1048576];3;0)" office:value-type="float" office:value="100" calcext:value-type="float">
            <text:p>100</text:p>
          </table:table-cell>
          <table:table-cell table:formula="of:=VLOOKUP([.A40];[.F$1:.G$1048576];2;0)" office:value-type="float" office:value="80.22" calcext:value-type="float">
            <text:p>80.22</text:p>
          </table:table-cell>
          <table:table-cell table:formula="of:=[.B40]*[.C40]" office:value-type="float" office:value="8022" calcext:value-type="float">
            <text:p>8022</text:p>
          </table:table-cell>
          <table:table-cell/>
          <table:table-cell office:value-type="string" calcext:value-type="string">
            <text:p>RY</text:p>
          </table:table-cell>
          <table:table-cell office:value-type="float" office:value="76.91" calcext:value-type="float">
            <text:p>76.91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UAL</text:p>
          </table:table-cell>
          <table:table-cell office:value-type="string" calcext:value-type="string">
            <text:p>美联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VLOOKUP([.A41];[.F$1:.H$1048576];3;0)" office:value-type="float" office:value="100" calcext:value-type="float">
            <text:p>100</text:p>
          </table:table-cell>
          <table:table-cell table:formula="of:=VLOOKUP([.A41];[.F$1:.G$1048576];2;0)" office:value-type="float" office:value="151.54" calcext:value-type="float">
            <text:p>151.54</text:p>
          </table:table-cell>
          <table:table-cell table:formula="of:=[.B41]*[.C41]" office:value-type="float" office:value="15154" calcext:value-type="float">
            <text:p>15154</text:p>
          </table:table-cell>
          <table:table-cell/>
          <table:table-cell office:value-type="string" calcext:value-type="string">
            <text:p>hk2828</text:p>
          </table:table-cell>
          <table:table-cell office:value-type="float" office:value="115.5" calcext:value-type="float">
            <text:p>115.5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V</text:p>
          </table:table-cell>
          <table:table-cell table:formula="of:=VLOOKUP([.Q41];[.J$1:.K$1048576];2;0)" office:value-type="string" office:string-value="维萨" calcext:value-type="string">
            <text:p>维萨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table:formula="of:=VLOOKUP([.A42];[.F$1:.H$1048576];3;0)" office:value-type="float" office:value="100" calcext:value-type="float">
            <text:p>100</text:p>
          </table:table-cell>
          <table:table-cell table:formula="of:=VLOOKUP([.A42];[.F$1:.G$1048576];2;0)" office:value-type="float" office:value="63.25" calcext:value-type="float">
            <text:p>63.25</text:p>
          </table:table-cell>
          <table:table-cell table:formula="of:=[.B42]*[.C42]" office:value-type="float" office:value="6325" calcext:value-type="float">
            <text:p>6325</text:p>
          </table:table-cell>
          <table:table-cell/>
          <table:table-cell office:value-type="string" calcext:value-type="string">
            <text:p>SPY</text:p>
          </table:table-cell>
          <table:table-cell office:value-type="float" office:value="279.27" calcext:value-type="float">
            <text:p>279.27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WB</text:p>
          </table:table-cell>
          <table:table-cell table:formula="of:=VLOOKUP([.Q42];[.J$1:.K$1048576];2;0)" office:value-type="string" office:string-value="微博" calcext:value-type="string">
            <text:p>微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XOM</text:p>
          </table:table-cell>
          <table:table-cell table:formula="of:=VLOOKUP([.A43];[.F$1:.H$1048576];3;0)" office:value-type="float" office:value="100" calcext:value-type="float">
            <text:p>100</text:p>
          </table:table-cell>
          <table:table-cell table:formula="of:=VLOOKUP([.A43];[.F$1:.G$1048576];2;0)" office:value-type="float" office:value="80" calcext:value-type="float">
            <text:p>80</text:p>
          </table:table-cell>
          <table:table-cell table:formula="of:=[.B43]*[.C43]" office:value-type="float" office:value="8000" calcext:value-type="float">
            <text:p>8000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30.63" calcext:value-type="float">
            <text:p>30.63</text:p>
          </table:table-cell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XOM</text:p>
          </table:table-cell>
          <table:table-cell table:formula="of:=VLOOKUP([.Q43];[.J$1:.K$1048576];2;0)" office:value-type="string" office:string-value="美孚" calcext:value-type="string">
            <text:p>美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XOP</text:p>
          </table:table-cell>
          <table:table-cell table:formula="of:=VLOOKUP([.A44];[.F$1:.H$1048576];3;0)" office:value-type="float" office:value="300" calcext:value-type="float">
            <text:p>300</text:p>
          </table:table-cell>
          <table:table-cell table:formula="of:=VLOOKUP([.A44];[.F$1:.G$1048576];2;0)" office:value-type="float" office:value="29.49" calcext:value-type="float">
            <text:p>29.49</text:p>
          </table:table-cell>
          <table:table-cell table:formula="of:=[.B44]*[.C44]" office:value-type="float" office:value="8847" calcext:value-type="float">
            <text:p>8847</text:p>
          </table:table-cell>
          <table:table-cell/>
          <table:table-cell office:value-type="string" calcext:value-type="string">
            <text:p>hk700</text:p>
          </table:table-cell>
          <table:table-cell office:value-type="float" office:value="359" calcext:value-type="float">
            <text:p>359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XOP</text:p>
          </table:table-cell>
          <table:table-cell office:value-type="string" calcext:value-type="string">
            <text:p>能源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</text:p>
          </table:table-cell>
          <table:table-cell office:value-type="float" office:value="56.89" calcext:value-type="float">
            <text:p>56.89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SM</text:p>
          </table:table-cell>
          <table:table-cell office:value-type="float" office:value="39.25" calcext:value-type="float">
            <text:p>39.25</text:p>
          </table:table-cell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UAL</text:p>
          </table:table-cell>
          <table:table-cell office:value-type="float" office:value="80.22" calcext:value-type="float">
            <text:p>80.22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V</text:p>
          </table:table-cell>
          <table:table-cell office:value-type="float" office:value="151.54" calcext:value-type="float">
            <text:p>151.54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WB</text:p>
          </table:table-cell>
          <table:table-cell office:value-type="float" office:value="63.25" calcext:value-type="float">
            <text:p>63.25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XOM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XOP</text:p>
          </table:table-cell>
          <table:table-cell office:value-type="float" office:value="29.49" calcext:value-type="float">
            <text:p>29.49</text:p>
          </table:table-cell>
          <table:table-cell office:value-type="float" office:value="300" calcext:value-type="float">
            <text:p>300</text:p>
          </table:table-cell>
          <table:table-cell table:number-columns-repeated="14"/>
        </table:table-row>
      </table:table>
      <table:table table:name="190321" table:style-name="ta1">
        <table:table-column table:style-name="co1" table:number-columns-repeated="4" table:default-cell-style-name="Default"/>
        <table:table-column table:style-name="co1" table:visibility="collapse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APL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APL</text:p>
          </table:table-cell>
          <table:table-cell office:value-type="float" office:value="188.36" calcext:value-type="float">
            <text:p>188.36</text:p>
          </table:table-cell>
          <table:table-cell office:value-type="float" office:value="100" calcext:value-type="float">
            <text:p>100</text:p>
          </table:table-cell>
          <table:table-cell table:style-name="ce1" table:formula="of:=[.B1]=[.F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APL</text:p>
          </table:table-cell>
          <table:table-cell table:formula="of:=VLOOKUP([.I1];[$Sheet1.Q$1:$Sheet1.R$1048576];2;0)" office:value-type="string" office:string-value="苹果" calcext:value-type="string">
            <text:p>苹果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2">
          <table:table-cell office:value-type="string" calcext:value-type="string">
            <text:p>ASH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ASHR</text:p>
          </table:table-cell>
          <table:table-cell office:value-type="float" office:value="28.59" calcext:value-type="float">
            <text:p>28.59</text:p>
          </table:table-cell>
          <table:table-cell office:value-type="float" office:value="300" calcext:value-type="float">
            <text:p>300</text:p>
          </table:table-cell>
          <table:table-cell table:style-name="ce1" table:formula="of:=[.B2]=[.F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SHR</text:p>
          </table:table-cell>
          <table:table-cell table:formula="of:=VLOOKUP([.I2];[$Sheet1.Q$1:$Sheet1.R$1048576];2;0)" office:value-type="string" office:string-value="中概1" calcext:value-type="string">
            <text:p>中概1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AXP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XP</text:p>
          </table:table-cell>
          <table:table-cell office:value-type="float" office:value="110.52" calcext:value-type="float">
            <text:p>110.52</text:p>
          </table:table-cell>
          <table:table-cell office:value-type="float" office:value="100" calcext:value-type="float">
            <text:p>100</text:p>
          </table:table-cell>
          <table:table-cell table:style-name="ce1" table:formula="of:=[.B3]=[.F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XP</text:p>
          </table:table-cell>
          <table:table-cell table:formula="of:=VLOOKUP([.I3];[$Sheet1.Q$1:$Sheet1.R$1048576];2;0)" office:value-type="string" office:string-value="美运" calcext:value-type="string">
            <text:p>美运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BA</text:p>
          </table:table-cell>
          <table:table-cell office:value-type="float" office:value="181.15" calcext:value-type="float">
            <text:p>181.15</text:p>
          </table:table-cell>
          <table:table-cell office:value-type="float" office:value="100" calcext:value-type="float">
            <text:p>100</text:p>
          </table:table-cell>
          <table:table-cell table:style-name="ce1" table:formula="of:=[.B4]=[.F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ABA</text:p>
          </table:table-cell>
          <table:table-cell table:formula="of:=VLOOKUP([.I4];[$Sheet1.Q$1:$Sheet1.R$1048576];2;0)" office:value-type="string" office:string-value="阿里" calcext:value-type="string">
            <text:p>阿里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BL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BBL</text:p>
          </table:table-cell>
          <table:table-cell office:value-type="float" office:value="46.93" calcext:value-type="float">
            <text:p>46.93</text:p>
          </table:table-cell>
          <table:table-cell office:value-type="float" office:value="200" calcext:value-type="float">
            <text:p>200</text:p>
          </table:table-cell>
          <table:table-cell table:style-name="ce1" table:formula="of:=[.B5]=[.F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BL</text:p>
          </table:table-cell>
          <table:table-cell table:formula="of:=VLOOKUP([.I5];[$Sheet1.Q$1:$Sheet1.R$1048576];2;0)" office:value-type="string" office:string-value="必拓" calcext:value-type="string">
            <text:p>必拓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HP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HP</text:p>
          </table:table-cell>
          <table:table-cell office:value-type="float" office:value="53.25" calcext:value-type="float">
            <text:p>53.25</text:p>
          </table:table-cell>
          <table:table-cell office:value-type="float" office:value="100" calcext:value-type="float">
            <text:p>100</text:p>
          </table:table-cell>
          <table:table-cell table:style-name="ce1" table:formula="of:=[.B6]=[.F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HP</text:p>
          </table:table-cell>
          <table:table-cell table:formula="of:=VLOOKUP([.I6];[$Sheet1.Q$1:$Sheet1.R$1048576];2;0)" office:value-type="string" office:string-value="必拓" calcext:value-type="string">
            <text:p>必拓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IDU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IDU</text:p>
          </table:table-cell>
          <table:table-cell office:value-type="float" office:value="169.9" calcext:value-type="float">
            <text:p>169.9</text:p>
          </table:table-cell>
          <table:table-cell office:value-type="float" office:value="100" calcext:value-type="float">
            <text:p>100</text:p>
          </table:table-cell>
          <table:table-cell table:style-name="ce1" table:formula="of:=[.B7]=[.F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IDU</text:p>
          </table:table-cell>
          <table:table-cell table:formula="of:=VLOOKUP([.I7];[$Sheet1.Q$1:$Sheet1.R$1048576];2;0)" office:value-type="string" office:string-value="百度" calcext:value-type="string">
            <text:p>百度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ILI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BILI</text:p>
          </table:table-cell>
          <table:table-cell office:value-type="float" office:value="17.83" calcext:value-type="float">
            <text:p>17.83</text:p>
          </table:table-cell>
          <table:table-cell office:value-type="float" office:value="500" calcext:value-type="float">
            <text:p>500</text:p>
          </table:table-cell>
          <table:table-cell table:style-name="ce1" table:formula="of:=[.B8]=[.F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ILI</text:p>
          </table:table-cell>
          <table:table-cell table:formula="of:=VLOOKUP([.I8];[$Sheet1.Q$1:$Sheet1.R$1048576];2;0)" office:value-type="string" office:string-value="哔哩" calcext:value-type="string">
            <text:p>哔哩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4.26" calcext:value-type="float">
            <text:p>64.26</text:p>
          </table:table-cell>
          <table:table-cell office:value-type="float" office:value="100" calcext:value-type="float">
            <text:p>100</text:p>
          </table:table-cell>
          <table:table-cell table:style-name="ce1" table:formula="of:=[.B9]=[.F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</text:p>
          </table:table-cell>
          <table:table-cell table:formula="of:=VLOOKUP([.I9];[$Sheet1.Q$1:$Sheet1.R$1048576];2;0)" office:value-type="string" office:string-value="花旗" calcext:value-type="string">
            <text:p>花旗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CAT</text:p>
          </table:table-cell>
          <table:table-cell office:value-type="float" office:value="132.92" calcext:value-type="float">
            <text:p>132.92</text:p>
          </table:table-cell>
          <table:table-cell office:value-type="float" office:value="100" calcext:value-type="float">
            <text:p>100</text:p>
          </table:table-cell>
          <table:table-cell table:style-name="ce1" table:formula="of:=[.B10]=[.F10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AT</text:p>
          </table:table-cell>
          <table:table-cell office:value-type="string" calcext:value-type="string">
            <text:p>起重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CSCO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SCO</text:p>
          </table:table-cell>
          <table:table-cell office:value-type="float" office:value="53.29" calcext:value-type="float">
            <text:p>53.29</text:p>
          </table:table-cell>
          <table:table-cell office:value-type="float" office:value="100" calcext:value-type="float">
            <text:p>100</text:p>
          </table:table-cell>
          <table:table-cell table:style-name="ce1" table:formula="of:=[.B11]=[.F1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SCO</text:p>
          </table:table-cell>
          <table:table-cell table:formula="of:=VLOOKUP([.I11];[$Sheet1.Q$1:$Sheet1.R$1048576];2;0)" office:value-type="string" office:string-value="思科" calcext:value-type="string">
            <text:p>思科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EEM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EEM</text:p>
          </table:table-cell>
          <table:table-cell office:value-type="float" office:value="43.65" calcext:value-type="float">
            <text:p>43.65</text:p>
          </table:table-cell>
          <table:table-cell office:value-type="float" office:value="200" calcext:value-type="float">
            <text:p>200</text:p>
          </table:table-cell>
          <table:table-cell table:style-name="ce1" table:formula="of:=[.B12]=[.F1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EM</text:p>
          </table:table-cell>
          <table:table-cell table:formula="of:=VLOOKUP([.I12];[$Sheet1.Q$1:$Sheet1.R$1048576];2;0)" office:value-type="string" office:string-value="新兴" calcext:value-type="string">
            <text:p>新兴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B</text:p>
          </table:table-cell>
          <table:table-cell office:value-type="float" office:value="165.36" calcext:value-type="float">
            <text:p>165.36</text:p>
          </table:table-cell>
          <table:table-cell office:value-type="float" office:value="100" calcext:value-type="float">
            <text:p>100</text:p>
          </table:table-cell>
          <table:table-cell table:style-name="ce1" table:formula="of:=[.B13]=[.F1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B</text:p>
          </table:table-cell>
          <table:table-cell table:formula="of:=VLOOKUP([.I13];[$Sheet1.Q$1:$Sheet1.R$1048576];2;0)" office:value-type="string" office:string-value="脸书" calcext:value-type="string">
            <text:p>脸书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FOXA</text:p>
          </table:table-cell>
          <table:table-cell table:number-columns-repeated="2"/>
          <table:table-cell office:value-type="string" calcext:value-type="string">
            <text:p>FOXA</text:p>
          </table:table-cell>
          <table:table-cell office:value-type="float" office:value="38.7" calcext:value-type="float">
            <text:p>38.7</text:p>
          </table:table-cell>
          <table:table-cell office:value-type="float" office:value="200" calcext:value-type="float">
            <text:p>200</text:p>
          </table:table-cell>
          <table:table-cell table:style-name="ce1" table:formula="of:=[.B14]=[.F14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OXA</text:p>
          </table:table-cell>
          <table:table-cell office:value-type="string" calcext:value-type="string">
            <text:p>福克斯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FXI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I</text:p>
          </table:table-cell>
          <table:table-cell office:value-type="float" office:value="44.9" calcext:value-type="float">
            <text:p>44.9</text:p>
          </table:table-cell>
          <table:table-cell office:value-type="float" office:value="200" calcext:value-type="float">
            <text:p>200</text:p>
          </table:table-cell>
          <table:table-cell table:style-name="ce1" table:formula="of:=[.B15]=[.F1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XI</text:p>
          </table:table-cell>
          <table:table-cell table:formula="of:=VLOOKUP([.I15];[$Sheet1.Q$1:$Sheet1.R$1048576];2;0)" office:value-type="string" office:string-value="FXI" calcext:value-type="string">
            <text:p>FXI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GE</text:p>
          </table:table-cell>
          <table:table-cell office:value-type="float" office:value="10.21" calcext:value-type="float">
            <text:p>10.21</text:p>
          </table:table-cell>
          <table:table-cell office:value-type="float" office:value="900" calcext:value-type="float">
            <text:p>900</text:p>
          </table:table-cell>
          <table:table-cell table:style-name="ce1" table:formula="of:=[.B16]=[.F16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E</text:p>
          </table:table-cell>
          <table:table-cell table:formula="of:=VLOOKUP([.I16];[$Sheet1.Q$1:$Sheet1.R$1048576];2;0)" office:value-type="string" office:string-value="通用" calcext:value-type="string">
            <text:p>通用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D</text:p>
          </table:table-cell>
          <table:table-cell office:value-type="float" office:value="186.5" calcext:value-type="float">
            <text:p>186.5</text:p>
          </table:table-cell>
          <table:table-cell office:value-type="float" office:value="100" calcext:value-type="float">
            <text:p>100</text:p>
          </table:table-cell>
          <table:table-cell table:style-name="ce1" table:formula="of:=[.B17]=[.F1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D</text:p>
          </table:table-cell>
          <table:table-cell table:formula="of:=VLOOKUP([.I17];[$Sheet1.Q$1:$Sheet1.R$1048576];2;0)" office:value-type="string" office:string-value="家居" calcext:value-type="string">
            <text:p>家居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HDB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DB</text:p>
          </table:table-cell>
          <table:table-cell office:value-type="float" office:value="113.98" calcext:value-type="float">
            <text:p>113.98</text:p>
          </table:table-cell>
          <table:table-cell office:value-type="float" office:value="100" calcext:value-type="float">
            <text:p>100</text:p>
          </table:table-cell>
          <table:table-cell table:style-name="ce1" table:formula="of:=[.B18]=[.F1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DB</text:p>
          </table:table-cell>
          <table:table-cell table:formula="of:=VLOOKUP([.I18];[$Sheet1.Q$1:$Sheet1.R$1048576];2;0)" office:value-type="string" office:string-value="印银" calcext:value-type="string">
            <text:p>印银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HPE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HPE</text:p>
          </table:table-cell>
          <table:table-cell office:value-type="float" office:value="15.87" calcext:value-type="float">
            <text:p>15.87</text:p>
          </table:table-cell>
          <table:table-cell office:value-type="float" office:value="600" calcext:value-type="float">
            <text:p>600</text:p>
          </table:table-cell>
          <table:table-cell table:style-name="ce1" table:formula="of:=[.B19]=[.F1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PE</text:p>
          </table:table-cell>
          <table:table-cell table:formula="of:=VLOOKUP([.I19];[$Sheet1.Q$1:$Sheet1.R$1048576];2;0)" office:value-type="string" office:string-value="惠普" calcext:value-type="string">
            <text:p>惠普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2"/>
          <table:table-cell office:value-type="string" calcext:value-type="string">
            <text:p>IP</text:p>
          </table:table-cell>
          <table:table-cell office:value-type="float" office:value="45.17" calcext:value-type="float">
            <text:p>45.17</text:p>
          </table:table-cell>
          <table:table-cell office:value-type="float" office:value="200" calcext:value-type="float">
            <text:p>200</text:p>
          </table:table-cell>
          <table:table-cell table:style-name="ce1" table:formula="of:=[.B20]=[.F20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P</text:p>
          </table:table-cell>
          <table:table-cell office:value-type="string" calcext:value-type="string">
            <text:p>国纸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26.33" calcext:value-type="float">
            <text:p>26.33</text:p>
          </table:table-cell>
          <table:table-cell office:value-type="float" office:value="300" calcext:value-type="float">
            <text:p>300</text:p>
          </table:table-cell>
          <table:table-cell table:style-name="ce1" table:formula="of:=[.B21]=[.F2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IQ</text:p>
          </table:table-cell>
          <table:table-cell table:formula="of:=VLOOKUP([.I21];[$Sheet1.Q$1:$Sheet1.R$1048576];2;0)" office:value-type="string" office:string-value="爱奇艺" calcext:value-type="string">
            <text:p>爱奇艺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JD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JD</text:p>
          </table:table-cell>
          <table:table-cell office:value-type="float" office:value="28.08" calcext:value-type="float">
            <text:p>28.08</text:p>
          </table:table-cell>
          <table:table-cell office:value-type="float" office:value="300" calcext:value-type="float">
            <text:p>300</text:p>
          </table:table-cell>
          <table:table-cell table:style-name="ce1" table:formula="of:=[.B22]=[.F2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JD</text:p>
          </table:table-cell>
          <table:table-cell table:formula="of:=VLOOKUP([.I22];[$Sheet1.Q$1:$Sheet1.R$1048576];2;0)" office:value-type="string" office:string-value="京东" calcext:value-type="string">
            <text:p>京东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JNJ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NJ</text:p>
          </table:table-cell>
          <table:table-cell office:value-type="float" office:value="137.29" calcext:value-type="float">
            <text:p>137.29</text:p>
          </table:table-cell>
          <table:table-cell office:value-type="float" office:value="100" calcext:value-type="float">
            <text:p>100</text:p>
          </table:table-cell>
          <table:table-cell table:style-name="ce1" table:formula="of:=[.B23]=[.F2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JNJ</text:p>
          </table:table-cell>
          <table:table-cell table:formula="of:=VLOOKUP([.I23];[$Sheet1.Q$1:$Sheet1.R$1048576];2;0)" office:value-type="string" office:string-value="强生" calcext:value-type="string">
            <text:p>强生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JP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PM</text:p>
          </table:table-cell>
          <table:table-cell office:value-type="float" office:value="104.4" calcext:value-type="float">
            <text:p>104.4</text:p>
          </table:table-cell>
          <table:table-cell office:value-type="float" office:value="100" calcext:value-type="float">
            <text:p>100</text:p>
          </table:table-cell>
          <table:table-cell table:style-name="ce1" table:formula="of:=[.B24]=[.F2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JPM</text:p>
          </table:table-cell>
          <table:table-cell table:formula="of:=VLOOKUP([.I24];[$Sheet1.Q$1:$Sheet1.R$1048576];2;0)" office:value-type="string" office:string-value="摩根" calcext:value-type="string">
            <text:p>摩根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KO</text:p>
          </table:table-cell>
          <table:table-cell office:value-type="float" office:value="45.41" calcext:value-type="float">
            <text:p>45.41</text:p>
          </table:table-cell>
          <table:table-cell office:value-type="float" office:value="200" calcext:value-type="float">
            <text:p>200</text:p>
          </table:table-cell>
          <table:table-cell table:style-name="ce1" table:formula="of:=[.B25]=[.F2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O</text:p>
          </table:table-cell>
          <table:table-cell table:formula="of:=VLOOKUP([.I25];[$Sheet1.Q$1:$Sheet1.R$1048576];2;0)" office:value-type="string" office:string-value="可乐" calcext:value-type="string">
            <text:p>可乐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MSFT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SFT</text:p>
          </table:table-cell>
          <table:table-cell office:value-type="float" office:value="117.45" calcext:value-type="float">
            <text:p>117.45</text:p>
          </table:table-cell>
          <table:table-cell office:value-type="float" office:value="100" calcext:value-type="float">
            <text:p>100</text:p>
          </table:table-cell>
          <table:table-cell table:style-name="ce1" table:formula="of:=[.B26]=[.F2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SFT</text:p>
          </table:table-cell>
          <table:table-cell table:formula="of:=VLOOKUP([.I26];[$Sheet1.Q$1:$Sheet1.R$1048576];2;0)" office:value-type="string" office:string-value="微软" calcext:value-type="string">
            <text:p>微软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NIO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NIO</text:p>
          </table:table-cell>
          <table:table-cell office:value-type="float" office:value="5.87" calcext:value-type="float">
            <text:p>5.87</text:p>
          </table:table-cell>
          <table:table-cell office:value-type="float" office:value="1700" calcext:value-type="float">
            <text:p>1700</text:p>
          </table:table-cell>
          <table:table-cell table:style-name="ce1" table:formula="of:=[.B27]=[.F27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IO</text:p>
          </table:table-cell>
          <table:table-cell table:formula="of:=VLOOKUP([.I27];[$Sheet1.Q$1:$Sheet1.R$1048576];2;0)" office:value-type="string" office:string-value="蔚来" calcext:value-type="string">
            <text:p>蔚来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NK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KE</text:p>
          </table:table-cell>
          <table:table-cell office:value-type="float" office:value="87.5" calcext:value-type="float">
            <text:p>87.5</text:p>
          </table:table-cell>
          <table:table-cell office:value-type="float" office:value="100" calcext:value-type="float">
            <text:p>100</text:p>
          </table:table-cell>
          <table:table-cell table:style-name="ce1" table:formula="of:=[.B28]=[.F2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KE</text:p>
          </table:table-cell>
          <table:table-cell table:formula="of:=VLOOKUP([.I28];[$Sheet1.Q$1:$Sheet1.R$1048576];2;0)" office:value-type="string" office:string-value="耐克" calcext:value-type="string">
            <text:p>耐克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NKTR</text:p>
          </table:table-cell>
          <table:table-cell table:number-columns-repeated="2"/>
          <table:table-cell office:value-type="string" calcext:value-type="string">
            <text:p>NKTR</text:p>
          </table:table-cell>
          <table:table-cell office:value-type="float" office:value="32.7" calcext:value-type="float">
            <text:p>32.7</text:p>
          </table:table-cell>
          <table:table-cell office:value-type="float" office:value="300" calcext:value-type="float">
            <text:p>300</text:p>
          </table:table-cell>
          <table:table-cell table:style-name="ce1" table:formula="of:=[.B29]=[.F29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KTR</text:p>
          </table:table-cell>
          <table:table-cell office:value-type="string" calcext:value-type="string">
            <text:p>制药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NV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VS</text:p>
          </table:table-cell>
          <table:table-cell office:value-type="float" office:value="93.4" calcext:value-type="float">
            <text:p>93.4</text:p>
          </table:table-cell>
          <table:table-cell office:value-type="float" office:value="100" calcext:value-type="float">
            <text:p>100</text:p>
          </table:table-cell>
          <table:table-cell table:style-name="ce1" table:formula="of:=[.B30]=[.F3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VS</text:p>
          </table:table-cell>
          <table:table-cell table:formula="of:=VLOOKUP([.I30];[$Sheet1.Q$1:$Sheet1.R$1048576];2;0)" office:value-type="string" office:string-value="诺华" calcext:value-type="string">
            <text:p>诺华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PDD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PDD</text:p>
          </table:table-cell>
          <table:table-cell office:value-type="float" office:value="24.58" calcext:value-type="float">
            <text:p>24.58</text:p>
          </table:table-cell>
          <table:table-cell office:value-type="float" office:value="400" calcext:value-type="float">
            <text:p>400</text:p>
          </table:table-cell>
          <table:table-cell table:style-name="ce1" table:formula="of:=[.B31]=[.F31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DD</text:p>
          </table:table-cell>
          <table:table-cell table:formula="of:=VLOOKUP([.I31];[$Sheet1.Q$1:$Sheet1.R$1048576];2;0)" office:value-type="string" office:string-value="拼多多" calcext:value-type="string">
            <text:p>拼多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PF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PFE</text:p>
          </table:table-cell>
          <table:table-cell office:value-type="float" office:value="42.17" calcext:value-type="float">
            <text:p>42.17</text:p>
          </table:table-cell>
          <table:table-cell office:value-type="float" office:value="200" calcext:value-type="float">
            <text:p>200</text:p>
          </table:table-cell>
          <table:table-cell table:style-name="ce1" table:formula="of:=[.B32]=[.F3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FE</text:p>
          </table:table-cell>
          <table:table-cell table:formula="of:=VLOOKUP([.I32];[$Sheet1.Q$1:$Sheet1.R$1048576];2;0)" office:value-type="string" office:string-value="辉瑞" calcext:value-type="string">
            <text:p>辉瑞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G</text:p>
          </table:table-cell>
          <table:table-cell office:value-type="float" office:value="101.52" calcext:value-type="float">
            <text:p>101.52</text:p>
          </table:table-cell>
          <table:table-cell office:value-type="float" office:value="100" calcext:value-type="float">
            <text:p>100</text:p>
          </table:table-cell>
          <table:table-cell table:style-name="ce1" table:formula="of:=[.B33]=[.F3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G</text:p>
          </table:table-cell>
          <table:table-cell table:formula="of:=VLOOKUP([.I33];[$Sheet1.Q$1:$Sheet1.R$1048576];2;0)" office:value-type="string" office:string-value="保洁" calcext:value-type="string">
            <text:p>保洁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PT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TR</text:p>
          </table:table-cell>
          <table:table-cell office:value-type="float" office:value="68.6" calcext:value-type="float">
            <text:p>68.6</text:p>
          </table:table-cell>
          <table:table-cell office:value-type="float" office:value="100" calcext:value-type="float">
            <text:p>100</text:p>
          </table:table-cell>
          <table:table-cell table:style-name="ce1" table:formula="of:=[.B34]=[.F3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TR</text:p>
          </table:table-cell>
          <table:table-cell table:formula="of:=VLOOKUP([.I34];[$Sheet1.Q$1:$Sheet1.R$1048576];2;0)" office:value-type="string" office:string-value="中石油" calcext:value-type="string">
            <text:p>中石油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QQQ</text:p>
          </table:table-cell>
          <table:table-cell office:value-type="float" office:value="179.83" calcext:value-type="float">
            <text:p>179.83</text:p>
          </table:table-cell>
          <table:table-cell office:value-type="float" office:value="100" calcext:value-type="float">
            <text:p>100</text:p>
          </table:table-cell>
          <table:table-cell table:style-name="ce1" table:formula="of:=[.B35]=[.F3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QQQ</text:p>
          </table:table-cell>
          <table:table-cell table:formula="of:=VLOOKUP([.I35];[$Sheet1.Q$1:$Sheet1.R$1048576];2;0)" office:value-type="string" office:string-value="NAS" calcext:value-type="string">
            <text:p>NAS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QTT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QTT</text:p>
          </table:table-cell>
          <table:table-cell office:value-type="float" office:value="13.6" calcext:value-type="float">
            <text:p>13.6</text:p>
          </table:table-cell>
          <table:table-cell office:value-type="float" office:value="700" calcext:value-type="float">
            <text:p>700</text:p>
          </table:table-cell>
          <table:table-cell table:style-name="ce1" table:formula="of:=[.B36]=[.F36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QTT</text:p>
          </table:table-cell>
          <table:table-cell table:formula="of:=VLOOKUP([.I36];[$Sheet1.Q$1:$Sheet1.R$1048576];2;0)" office:value-type="string" office:string-value="趣头条" calcext:value-type="string">
            <text:p>趣头条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RY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Y</text:p>
          </table:table-cell>
          <table:table-cell office:value-type="float" office:value="77.43" calcext:value-type="float">
            <text:p>77.43</text:p>
          </table:table-cell>
          <table:table-cell office:value-type="float" office:value="100" calcext:value-type="float">
            <text:p>100</text:p>
          </table:table-cell>
          <table:table-cell table:style-name="ce1" table:formula="of:=[.B37]=[.F3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Y</text:p>
          </table:table-cell>
          <table:table-cell table:formula="of:=VLOOKUP([.I37];[$Sheet1.Q$1:$Sheet1.R$1048576];2;0)" office:value-type="string" office:string-value="加皇" calcext:value-type="string">
            <text:p>加皇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PY</text:p>
          </table:table-cell>
          <table:table-cell office:value-type="float" office:value="281.34" calcext:value-type="float">
            <text:p>281.34</text:p>
          </table:table-cell>
          <table:table-cell office:value-type="float" office:value="100" calcext:value-type="float">
            <text:p>100</text:p>
          </table:table-cell>
          <table:table-cell table:style-name="ce1" table:formula="of:=[.B38]=[.F3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Y</text:p>
          </table:table-cell>
          <table:table-cell table:formula="of:=VLOOKUP([.I38];[$Sheet1.Q$1:$Sheet1.R$1048576];2;0)" office:value-type="string" office:string-value="SPX" calcext:value-type="string">
            <text:p>SPX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30.51" calcext:value-type="float">
            <text:p>30.51</text:p>
          </table:table-cell>
          <table:table-cell office:value-type="float" office:value="300" calcext:value-type="float">
            <text:p>300</text:p>
          </table:table-cell>
          <table:table-cell table:style-name="ce1" table:formula="of:=[.B39]=[.F3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</text:p>
          </table:table-cell>
          <table:table-cell table:formula="of:=VLOOKUP([.I39];[$Sheet1.Q$1:$Sheet1.R$1048576];2;0)" office:value-type="string" office:string-value="美电" calcext:value-type="string">
            <text:p>美电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OT</text:p>
          </table:table-cell>
          <table:table-cell office:value-type="float" office:value="57.92" calcext:value-type="float">
            <text:p>57.92</text:p>
          </table:table-cell>
          <table:table-cell office:value-type="float" office:value="100" calcext:value-type="float">
            <text:p>100</text:p>
          </table:table-cell>
          <table:table-cell table:style-name="ce1" table:formula="of:=[.B40]=[.F4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OT</text:p>
          </table:table-cell>
          <table:table-cell table:formula="of:=VLOOKUP([.I40];[$Sheet1.Q$1:$Sheet1.R$1048576];2;0)" office:value-type="string" office:string-value="道达" calcext:value-type="string">
            <text:p>道达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TSM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TSM</text:p>
          </table:table-cell>
          <table:table-cell office:value-type="float" office:value="39.8" calcext:value-type="float">
            <text:p>39.8</text:p>
          </table:table-cell>
          <table:table-cell office:value-type="float" office:value="200" calcext:value-type="float">
            <text:p>200</text:p>
          </table:table-cell>
          <table:table-cell table:style-name="ce1" table:formula="of:=[.B41]=[.F4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SM</text:p>
          </table:table-cell>
          <table:table-cell table:formula="of:=VLOOKUP([.I41];[$Sheet1.Q$1:$Sheet1.R$1048576];2;0)" office:value-type="string" office:string-value="丰田" calcext:value-type="string">
            <text:p>丰田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UAL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UAL</text:p>
          </table:table-cell>
          <table:table-cell office:value-type="float" office:value="79.82" calcext:value-type="float">
            <text:p>79.82</text:p>
          </table:table-cell>
          <table:table-cell office:value-type="float" office:value="100" calcext:value-type="float">
            <text:p>100</text:p>
          </table:table-cell>
          <table:table-cell table:style-name="ce1" table:formula="of:=[.B42]=[.F4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UAL</text:p>
          </table:table-cell>
          <table:table-cell table:formula="of:=VLOOKUP([.I42];[$Sheet1.Q$1:$Sheet1.R$1048576];2;0)" office:value-type="string" office:string-value="美联" calcext:value-type="string">
            <text:p>美联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UPS</text:p>
          </table:table-cell>
          <table:table-cell table:number-columns-repeated="2"/>
          <table:table-cell office:value-type="string" calcext:value-type="string">
            <text:p>UPS</text:p>
          </table:table-cell>
          <table:table-cell office:value-type="float" office:value="107.85" calcext:value-type="float">
            <text:p>107.85</text:p>
          </table:table-cell>
          <table:table-cell office:value-type="float" office:value="100" calcext:value-type="float">
            <text:p>100</text:p>
          </table:table-cell>
          <table:table-cell table:style-name="ce1" table:formula="of:=[.B43]=[.F43]" office:value-type="boolean" office:boolean-value="false" calcext:value-type="boolean">
            <text:p>FALSE</text:p>
          </table:table-cell>
          <table:table-cell/>
          <table:table-cell table:number-columns-repeated="2" office:value-type="string" calcext:value-type="string">
            <text:p>UPS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URI</text:p>
          </table:table-cell>
          <table:table-cell table:number-columns-repeated="2"/>
          <table:table-cell office:value-type="string" calcext:value-type="string">
            <text:p>URI</text:p>
          </table:table-cell>
          <table:table-cell office:value-type="float" office:value="116.11" calcext:value-type="float">
            <text:p>116.11</text:p>
          </table:table-cell>
          <table:table-cell office:value-type="float" office:value="100" calcext:value-type="float">
            <text:p>100</text:p>
          </table:table-cell>
          <table:table-cell table:style-name="ce1" table:formula="of:=[.B44]=[.F44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RI</text:p>
          </table:table-cell>
          <table:table-cell office:value-type="string" calcext:value-type="string">
            <text:p>联租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53.7" calcext:value-type="float">
            <text:p>153.7</text:p>
          </table:table-cell>
          <table:table-cell office:value-type="float" office:value="100" calcext:value-type="float">
            <text:p>100</text:p>
          </table:table-cell>
          <table:table-cell table:style-name="ce1" table:formula="of:=[.B45]=[.F4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V</text:p>
          </table:table-cell>
          <table:table-cell table:formula="of:=VLOOKUP([.I45];[$Sheet1.Q$1:$Sheet1.R$1048576];2;0)" office:value-type="string" office:string-value="维萨" calcext:value-type="string">
            <text:p>维萨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VIAB</text:p>
          </table:table-cell>
          <table:table-cell table:number-columns-repeated="2"/>
          <table:table-cell office:value-type="string" calcext:value-type="string">
            <text:p>VIAB</text:p>
          </table:table-cell>
          <table:table-cell office:value-type="float" office:value="26.05" calcext:value-type="float">
            <text:p>26.05</text:p>
          </table:table-cell>
          <table:table-cell office:value-type="float" office:value="300" calcext:value-type="float">
            <text:p>300</text:p>
          </table:table-cell>
          <table:table-cell table:style-name="ce1" table:formula="of:=[.B46]=[.F46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IAB</text:p>
          </table:table-cell>
          <table:table-cell office:value-type="string" calcext:value-type="string">
            <text:p>维康电讯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B</text:p>
          </table:table-cell>
          <table:table-cell office:value-type="float" office:value="61.3" calcext:value-type="float">
            <text:p>61.3</text:p>
          </table:table-cell>
          <table:table-cell office:value-type="float" office:value="100" calcext:value-type="float">
            <text:p>100</text:p>
          </table:table-cell>
          <table:table-cell table:style-name="ce1" table:formula="of:=[.B47]=[.F4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B</text:p>
          </table:table-cell>
          <table:table-cell table:formula="of:=VLOOKUP([.I47];[$Sheet1.Q$1:$Sheet1.R$1048576];2;0)" office:value-type="string" office:string-value="微博" calcext:value-type="string">
            <text:p>微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XO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XOM</text:p>
          </table:table-cell>
          <table:table-cell office:value-type="float" office:value="81.35" calcext:value-type="float">
            <text:p>81.35</text:p>
          </table:table-cell>
          <table:table-cell office:value-type="float" office:value="100" calcext:value-type="float">
            <text:p>100</text:p>
          </table:table-cell>
          <table:table-cell table:style-name="ce1" table:formula="of:=[.B48]=[.F4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XOM</text:p>
          </table:table-cell>
          <table:table-cell table:formula="of:=VLOOKUP([.I48];[$Sheet1.Q$1:$Sheet1.R$1048576];2;0)" office:value-type="string" office:string-value="美孚" calcext:value-type="string">
            <text:p>美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X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XOP</text:p>
          </table:table-cell>
          <table:table-cell office:value-type="float" office:value="31.03" calcext:value-type="float">
            <text:p>31.03</text:p>
          </table:table-cell>
          <table:table-cell office:value-type="float" office:value="300" calcext:value-type="float">
            <text:p>300</text:p>
          </table:table-cell>
          <table:table-cell table:style-name="ce1" table:formula="of:=[.B49]=[.F4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XOP</text:p>
          </table:table-cell>
          <table:table-cell table:formula="of:=VLOOKUP([.I49];[$Sheet1.Q$1:$Sheet1.R$1048576];2;0)" office:value-type="string" office:string-value="能源" calcext:value-type="string">
            <text:p>能源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HR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XP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BL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HP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DU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LI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SCO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EM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XA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XI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900" calcext:value-type="float">
            <text:p>9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DB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PE</text:p>
          </table:table-cell>
          <table:table-cell office:value-type="float" office:value="600" calcext:value-type="float">
            <text:p>6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P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D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NJ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PM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SFT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O</text:p>
          </table:table-cell>
          <table:table-cell office:value-type="float" office:value="1700" calcext:value-type="float">
            <text:p>17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K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KTR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VS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DD</text:p>
          </table:table-cell>
          <table:table-cell office:value-type="float" office:value="400" calcext:value-type="float">
            <text:p>4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FE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G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R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T</text:p>
          </table:table-cell>
          <table:table-cell office:value-type="float" office:value="700" calcext:value-type="float">
            <text:p>7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Y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SM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AL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S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RI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AB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M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P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D44" table:display-filter-buttons="true" table:orientation="column"/>
        <table:database-range table:name="__Anonymous_Sheet_DB__1" table:target-range-address="'190321'.D1:'190321'.F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07:15:09.834768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3:51:12.697362322</meta:creation-date>
    <dc:date>2019-03-21T09:47:40.784185607</dc:date>
    <meta:editing-duration>PT3H5M9S</meta:editing-duration>
    <meta:editing-cycles>4</meta:editing-cycles>
    <meta:generator>LibreOffice/6.0.7.3$Linux_X86_64 LibreOffice_project/00m0$Build-3</meta:generator>
    <meta:document-statistic meta:table-count="2" meta:cell-count="1437" meta:object-count="0"/>
  </office:meta>
</office:document-meta>
</file>